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font-name="Verdana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3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Übungsaufgabe neuer USB-Stick:<text:line-break/></text:p>
      <text:p text:style-name="P1"><text:line-break/>Stellen wir uns vor wir haben einen neuen USB-Stick den wir unter Linux nutzen wollen. <text:line-break/><text:line-break/>Wie können wir sehen ob er erkannt wurde?<text:line-break/><text:line-break/><text:line-break/><text:line-break/>evtl. ist er bereits auto-gemountet unter /media<text:line-break/><text:line-break/>Was können wir tun falls nicht?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19T08:26:53.03</meta:creation-date>
    <dc:date>2020-05-05T10:55:46.36</dc:date>
    <meta:editing-duration>PT9M22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2" meta:word-count="39" meta:character-count="251"/>
  </office:meta>
</office:document-meta>
</file>